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PortalApplication.userDidLogin( final User user , final Map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rdPortalApplication.getPortal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PortalApplication.configure( final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PortalApplication.userWillLogout( final User user , final Map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